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 database ims;<text:line-break/>create database if not exists ims;<text:line-break/><text:line-break/>CREATE TABLE IF NOT EXISTS ims.customers(<text:line-break/>customer_id INT NOT NULL PRIMARY KEY AUTO_INCREMENT,<text:line-break/>first_name varchar(50) NOT NULL,<text:line-break/>last_name varchar(50) NOT NULL<text:line-break/>);<text:line-break/><text:line-break/>CREATE TABLE IF NOT EXISTS ims.items(<text:line-break/>item_id INT NOT NULL PRIMARY KEY AUTO_INCREMENT,<text:line-break/>item_name varchar(50) NOT NULL,<text:line-break/>item_value double NOT NULL<text:line-break/>);<text:line-break/><text:line-break/>create table if not exists ims.orders(<text:line-break/>order_id int NOT NULL primary key auto_increment,<text:line-break/>fk_customer_id int NOT NULL,<text:line-break/>order_date date NOT NULL,<text:line-break/>FOREIGN KEY (fk_customer_id) REFERENCES ims.customers(customer_id)<text:line-break/>);<text:line-break/><text:line-break/>create table if not exists ims.orderline(<text:line-break/>orderline_id int NOT NULL PRIMARY KEY AUTO_INCREMENT,<text:line-break/>fk_customer_id int NOT NULL,<text:line-break/>fk_item_id int NOT NULL,<text:line-break/>fk_order_id int NOT NULL,<text:line-break/>order_value double NOT NULL,<text:line-break/>FOREIGN KEY (fk_customer_id) REFERENCES ims.customers(customer_id),<text:line-break/>FOREIGN KEY (fk_item_id) REFERENCES ims.items(item_id),<text:line-break/>FOREIGN KEY (fk_order_id) REFERENCES ims.orders(order_id)<text:line-break/>);<text:line-break/><text:line-break/>create table if not exists ims.shipments(<text:line-break/>shipment_id int NOT NULL primary key auto_increment,<text:line-break/>fk_order_id int NOT NULL,<text:line-break/>shipment_date date NOT NULL,<text:line-break/>FOREIGN KEY (fk_order_id) REFERENCES ims.orders(order_id)<text:line-break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20-07-07T17:47:29.57</meta:creation-date>
    <dc:date>2020-07-16T20:18:40.21</dc:date>
    <dc:creator>a a</dc:creator>
    <meta:editing-duration>PT7M</meta:editing-duration>
    <meta:editing-cycles>6</meta:editing-cycles>
    <meta:generator>OpenOffice/4.1.4$Win32 OpenOffice.org_project/414m5$Build-9788</meta:generator>
    <meta:document-statistic meta:table-count="0" meta:image-count="0" meta:object-count="0" meta:page-count="1" meta:paragraph-count="1" meta:word-count="152" meta:character-count="1184"/>
  </office:meta>
</office:document-meta>
</file>